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1788e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language="ru" fo:country="RU" officeooo:rsid="0006aa64" officeooo:paragraph-rsid="0001788e"/>
    </style:style>
    <style:style style:name="P4" style:family="paragraph" style:parent-style-name="Standard">
      <style:paragraph-properties fo:text-align="end" style:justify-single-word="false"/>
      <style:text-properties fo:language="ru" fo:country="RU" officeooo:rsid="002cb56f" officeooo:paragraph-rsid="0001788e"/>
    </style:style>
    <style:style style:name="P5" style:family="paragraph" style:parent-style-name="Standard">
      <style:paragraph-properties fo:text-align="end" style:justify-single-word="false"/>
      <style:text-properties fo:language="ru" fo:country="RU" officeooo:rsid="002896b7" officeooo:paragraph-rsid="0001788e"/>
    </style:style>
    <style:style style:name="P6" style:family="paragraph" style:parent-style-name="Standard">
      <style:paragraph-properties fo:text-align="end" style:justify-single-word="false"/>
      <style:text-properties fo:language="ru" fo:country="RU" officeooo:rsid="0001788e" officeooo:paragraph-rsid="0001788e"/>
    </style:style>
    <style:style style:name="P7" style:family="paragraph" style:parent-style-name="Standard">
      <style:text-properties fo:language="ru" fo:country="RU" officeooo:rsid="00049626" officeooo:paragraph-rsid="0007d085"/>
    </style:style>
    <style:style style:name="P8" style:family="paragraph" style:parent-style-name="Standard">
      <style:text-properties officeooo:rsid="001f837d" officeooo:paragraph-rsid="0001788e"/>
    </style:style>
    <style:style style:name="P9" style:family="paragraph" style:parent-style-name="Standard">
      <style:paragraph-properties fo:text-align="end" style:justify-single-word="false"/>
      <style:text-properties officeooo:paragraph-rsid="0001788e"/>
    </style:style>
    <style:style style:name="P10" style:family="paragraph" style:parent-style-name="Standard">
      <style:text-properties officeooo:paragraph-rsid="0001788e"/>
    </style:style>
    <style:style style:name="P11" style:family="paragraph" style:parent-style-name="Standard" style:list-style-name="L1"/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07d085"/>
    </style:style>
    <style:style style:name="P14" style:family="paragraph" style:parent-style-name="Table_20_Contents">
      <style:paragraph-properties fo:text-align="justify" style:justify-single-word="false"/>
      <style:text-properties fo:language="ru" fo:country="RU" officeooo:rsid="0007d085" officeooo:paragraph-rsid="0007d085"/>
    </style:style>
    <style:style style:name="P15" style:family="paragraph" style:parent-style-name="Text_20_body">
      <style:paragraph-properties fo:text-align="center" style:justify-single-word="false"/>
      <style:text-properties officeooo:paragraph-rsid="0001788e"/>
    </style:style>
    <style:style style:name="P16" style:family="paragraph" style:parent-style-name="Text_20_body">
      <style:text-properties fo:language="ru" fo:country="RU" officeooo:rsid="00049626" officeooo:paragraph-rsid="00049626"/>
    </style:style>
    <style:style style:name="P17" style:family="paragraph" style:parent-style-name="Text_20_body">
      <style:text-properties fo:language="ru" fo:country="RU" officeooo:rsid="00049626" officeooo:paragraph-rsid="0007d085"/>
    </style:style>
    <style:style style:name="P18" style:family="paragraph" style:parent-style-name="Title">
      <style:text-properties style:font-name="Liberation Serif" fo:font-size="14pt" officeooo:paragraph-rsid="0001788e" style:font-size-asian="14pt" style:font-size-complex="14pt"/>
    </style:style>
    <style:style style:name="P19" style:family="paragraph" style:parent-style-name="Title">
      <style:text-properties officeooo:paragraph-rsid="0001788e"/>
    </style:style>
    <style:style style:name="P20" style:family="paragraph" style:parent-style-name="Title" style:master-page-name="First_20_Page">
      <style:paragraph-properties style:page-number="auto"/>
      <style:text-properties style:font-name="Liberation Serif" fo:font-size="14pt" officeooo:paragraph-rsid="0001788e" style:font-size-asian="14pt" style:font-size-complex="14pt"/>
    </style:style>
    <style:style style:name="T1" style:family="text">
      <style:text-properties officeooo:rsid="000d1e09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fo:language="ru" fo:country="RU" fo:font-weight="bold" officeooo:rsid="0001f212" style:font-name-asian="Microsoft YaHei" style:font-size-asian="14pt" style:font-weight-asian="bold" style:font-name-complex="Mangal" style:font-size-complex="14pt" style:font-weight-complex="bold"/>
    </style:style>
    <style:style style:name="T4" style:family="text">
      <style:text-properties style:font-name="Liberation Serif" fo:font-size="14pt" fo:language="ru" fo:country="RU" fo:font-weight="bold" officeooo:rsid="0001788e" style:font-name-asian="Microsoft YaHei" style:font-size-asian="14pt" style:font-weight-asian="bold" style:font-name-complex="Mangal" style:font-size-complex="14pt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6aa64"/>
    </style:style>
    <style:style style:name="T7" style:family="text">
      <style:text-properties fo:language="ru" fo:country="RU" officeooo:rsid="0001faeb"/>
    </style:style>
    <style:style style:name="T8" style:family="text">
      <style:text-properties fo:language="ru" fo:country="RU" officeooo:rsid="00030543"/>
    </style:style>
    <style:style style:name="T9" style:family="text">
      <style:text-properties fo:language="ru" fo:country="RU" officeooo:rsid="00049626"/>
    </style:style>
    <style:style style:name="T10" style:family="text">
      <style:text-properties fo:font-size="10pt" fo:language="ru" fo:country="RU" style:font-size-asian="10pt" style:font-size-complex="10pt"/>
    </style:style>
    <style:style style:name="T11" style:family="text">
      <style:text-properties officeooo:rsid="00030543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3054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<text:p text:style-name="P18"><text:s/>МОСКОВСКИЙ АВИАЦИОННЫЙ ИНСТИТУТ</text:p>
      <text:p text:style-name="P18"><text:s/>(национальный исследовательский университет)</text:p>
      <text:p text:style-name="P18"><text:s/>Институт № 7 «Интеллектуальные и робототехнические системы»</text:p>
      <text:p text:style-name="P18"><text:s/>Кафедра 703 «Системное проектирование авиакомплексов»</text:p>
      <text:p text:style-name="P19"><text:span text:style-name="T2"><text:s/></text:span><text:span text:style-name="T3">Лабораторная работа</text:span></text:p>
      <text:p text:style-name="P15"><text:span text:style-name="T3">по курсу «</text:span><text:span text:style-name="T4">Технологии разработки программного обеспечения</text:span><text:span text:style-name="T3">»</text:span></text:p>
      <text:p text:style-name="P19"><text:span text:style-name="T2">Тема: «</text:span><text:span text:style-name="T4">Коллективная разработка программного комплекса </text:span></text:p>
      <text:p text:style-name="P19"><text:span text:style-name="T4">анализа текстов русского языка</text:span></text:p>
      <text:p text:style-name="P19"><text:span text:style-name="T4"><text:s/>с целью поиска различных членов предложения</text:span><text:span text:style-name="T2">»</text:span></text:p>
      <text:p text:style-name="P8"/>
      <text:p text:style-name="P10"/>
      <text:p text:style-name="P9">Работу выполнил<text:span text:style-name="T6">и</text:span></text:p>
      <text:p text:style-name="P9">студент<text:span text:style-name="T6">ы</text:span> группы М70-406С-20</text:p>
      <text:p text:style-name="P6">Ибрагимов Т.Р.</text:p>
      <text:p text:style-name="P6">Кокурин К.А.</text:p>
      <text:p text:style-name="P3">Путинцев И.С.</text:p>
      <text:p text:style-name="P9">Сухомейло Н. Я.</text:p>
      <text:p text:style-name="P9"/>
      <text:p text:style-name="P6">студенты группы М7О-406с-20</text:p>
      <text:p text:style-name="P6">Поляков Е.А.</text:p>
      <text:p text:style-name="P6">Трофимов Н.Д.</text:p>
      <text:p text:style-name="P6"/>
      <text:p text:style-name="P9">Работу принял</text:p>
      <text:p text:style-name="P9"/>
      <text:p text:style-name="P4">ст. преподаватель кафедры 703 </text:p>
      <text:p text:style-name="P5"/>
      <text:p text:style-name="P5">Барчев Н.Б.</text:p>
      <text:p text:style-name="P10"/>
      <text:p text:style-name="P10"/>
      <text:p text:style-name="P2">Москва</text:p>
      <text:p text:style-name="P2">202<text:span text:style-name="T1">4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1. <text:span text:style-name="T5">Задание</text:span></text:h>
      <text:p text:style-name="Standard">Разработать программный комплекс, предназначенный для проведения анализа произвольных текстов русского языка с целью поиска в них различных членов предложения (подлежащих, сказуемых, определений, дополнений, обстоятельств), а также слов, не являющихся членами предложения, и последующей обработки полученной информации.</text:p>
      <text:p text:style-name="Standard">Начальные требования к разработке:</text:p>
      <text:list xml:id="list3731114216" text:style-name="L1">
        <text:list-item>
          <text:p text:style-name="P11">реализация (по выбору пользователя) возможности анализа как текста, поступающего из текстового файла, так и вводимого с клавиятуры;</text:p>
        </text:list-item>
        <text:list-item>
          <text:p text:style-name="P11">учет отсутствия ограничений на размер входного файла;</text:p>
        </text:list-item>
        <text:list-item>
          <text:p text:style-name="P11">подсчет искомых слов в поступающем тексте и формирование упорядоченных списков найденных слов с информацией о числе появлений каждого слова в соответствующей роли, а также идентификацией и визуализацией предложений, в которых данное слово появляется в этой роли;</text:p>
        </text:list-item>
        <text:list-item>
          <text:p text:style-name="P11">реализация (по выбору пользователя) возможности выполнения как полного</text:p>
        </text:list-item>
        <text:list-item>
          <text:p text:style-name="P11">анализа поступающего текста, так и анализа с целью поиска членов предложения конкретного типа, либо слов, не являющихся членами предложення;</text:p>
        </text:list-item>
        <text:list-item>
          <text:p text:style-name="P11">реализация (по выбору пользователя) возможности вывода результатов анализа на экран, либо в текстовый файл (файлы); вывод результатов анализа на экран должен предоставлять возможности удобного просмотра выводимой информации, а также возможность визуализации в</text:p>
        </text:list-item>
        <text:list-item>
          <text:p text:style-name="P11">процессе просмотра предложений, в которых те или иные слова появляются в соответствующей роли;</text:p>
        </text:list-item>
        <text:list-item>
          <text:p text:style-name="P11">реализация пользовательского интерфейса, адекватного сложности решаемой задачи;</text:p>
        </text:list-item>
        <text:list-item>
          <text:p text:style-name="P11">при разработке использовать средства одной из <text:span text:style-name="T5">реализаций</text:span><text:span text:style-name="T7"> </text:span><text:span text:style-name="T5">языка программирования </text:span><text:span text:style-name="T10">С++</text:span><text:span text:style-name="T5">.</text:span></text:p>
        </text:list-item>
      </text:list>
      <text:p text:style-name="Standard">Дополнительно выполнить по результатам работы анализ полученных результатов с целью оценки степени их близости к реальности. Учесть ошибки первого и второго род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2. <text:span text:style-name="T5">Псевдокод алгоритмов решения поставленных задач</text:span></text:h>
      <text:h text:style-name="Heading_20_1" text:outline-level="1">3. Сведения о программной реализации</text:h>
      <text:p text:style-name="Text_20_body">При написании программы использовался язык программирования С++. Стандарт языка ISO C++ <text:span text:style-name="T11">17</text:span> Standard. Среда разработки – Microsoft Visual Studio 2019, версия 16.11.18. Минимальные системные требования к программе: ОС Windows 10, процессор Intel Core i1-10105F с частотой 3.7 ГГц, оперативная память <text:span text:style-name="T11">8</text:span> Гб, <text:span text:style-name="T11">2</text:span>00 Мб свободного места на носителе информации. <text:span text:style-name="T8">Необходимо наличие пакетов .</text:span><text:span text:style-name="T13">NET Framework 4,4.5, 4.5.1, 4.5.2, 4.6, 4.6.1 targeting Pack, SDK </text:span><text:span text:style-name="T8">для .</text:span><text:span text:style-name="T13">NET Framework 4.8, </text:span><text:span text:style-name="T8">Поддержка </text:span><text:span text:style-name="T13">C++/CLI </text:span><text:span text:style-name="T8">для средств сборки версии 141 (14.16), </text:span><text:span text:style-name="T13">MSVC </text:span><text:span text:style-name="T8">версии 141 — библиотеки </text:span><text:span text:style-name="T13">C++ </text:span><text:span text:style-name="T8">для </text:span><text:span text:style-name="T13">VS 2017 </text:span><text:span text:style-name="T8">для </text:span><text:span text:style-name="T13">ARM64 </text:span><text:span text:style-name="T8">с устранением рискв </text:span><text:span text:style-name="T13">Spectre </text:span><text:span text:style-name="T8">(версия 14.16).</text:span></text:p>
      <text:h text:style-name="Heading_20_2" text:outline-level="2"><text:span text:style-name="T8">О</text:span><text:span text:style-name="T5">писание входных и выходных данных</text:span></text:h>
      <text:p text:style-name="Text_20_body"><text:span text:style-name="T5">В качестве входных данных выступает любой текст </text:span><text:span text:style-name="T9">на русском языке, служебные файлы для анализа слов на признаки</text:span><text:span text:style-name="T5">. В качестве выходных данных выступает пронумерованный входной текст в виде текстового файла и размеченный текстовый файл с найденными сказуемыми в формате: название сказуемого, частота встречаемости, номера предложений, где они встретились, </text:span><text:span text:style-name="T9">статистика по словам в виде таблицы внутри программы</text:span><text:span text:style-name="T5">.</text:span></text:p>
      <text:h text:style-name="Heading_20_2" text:outline-level="2">Краткое описание спроектированных программных единиц</text:h>
      <text:h text:style-name="Heading_20_3" text:outline-level="3">Файл «<text:span text:style-name="T12">MyForm.cpp</text:span>»</text:h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4-05-03T22:59:27.678000000</dc:date>
    <meta:editing-duration>PT34M12S</meta:editing-duration>
    <meta:editing-cycles>4</meta:editing-cycles>
    <meta:document-statistic meta:table-count="0" meta:image-count="0" meta:object-count="0" meta:page-count="4" meta:paragraph-count="46" meta:word-count="477" meta:character-count="3692" meta:non-whitespace-character-count="3260"/>
  </office:meta>
</office:document-meta>
</file>